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0688in" table:align="left"/>
    </style:style>
    <style:style style:name="Table1.A" style:family="table-column">
      <style:table-column-properties style:column-width="2.1521in"/>
    </style:style>
    <style:style style:name="Table1.B" style:family="table-column">
      <style:table-column-properties style:column-width="2.916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>
      <style:text-properties officeooo:paragraph-rsid="0016018c"/>
    </style:style>
    <style:style style:name="T1" style:family="text">
      <style:text-properties officeooo:rsid="0016018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wo-Wheeler Digital Instrument Cluster </text:h>
      <text:p text:style-name="P22"><text:span text:style-name="Strong_20_Emphasis">Technical Summary Document (PoC </text:span><text:span text:style-name="Strong_20_Emphasis">Document</text:span><text:span text:style-name="Strong_20_Emphasis">)</text:span></text:p>
      <text:p text:style-name="Horizontal_20_Line"/>
      <text:h text:style-name="Heading_20_2" text:outline-level="2">1. Objective / Use Case</text:h>
      <text:p text:style-name="Text_20_body">The objective of this Proof of Concept (PoC) is to design and demonstrate a <text:span text:style-name="Strong_20_Emphasis">two-wheeler digital instrument cluster</text:span> that displays real-time vehicle parameters such as <text:span text:style-name="Strong_20_Emphasis">speed, temperature,</text:span><text:span text:style-name="Strong_20_Emphasis"><text:span text:style-name="T1">humidity,</text:span></text:span><text:span text:style-name="Strong_20_Emphasis"> battery level, and connectivity</text:span><text:span text:style-name="Strong_20_Emphasis"><text:span text:style-name="T1"> with WiFi and Bluetooth.</text:span></text:span></text:p>
      <text:p text:style-name="Text_20_body">The system focuses on:</text:p>
      <text:list xml:id="list1630271291" text:style-name="L1">
        <text:list-item>
          <text:p text:style-name="P1">Real-time sensor data acquisition using <text:span text:style-name="Strong_20_Emphasis">ESP32</text:span></text:p>
        </text:list-item>
        <text:list-item>
          <text:p text:style-name="P1">Data visualization using <text:span text:style-name="Strong_20_Emphasis">Qt/QML-based HMI</text:span></text:p>
        </text:list-item>
        <text:list-item>
          <text:p text:style-name="P1">Desktop and embedded Android board validation</text:p>
        </text:list-item>
      </text:list>
      <text:p text:style-name="Text_20_body">This PoC is limited to <text:span text:style-name="Strong_20_Emphasis">data acquisition, processing, and display</text:span>. Vehicle control, ECU integration, and production-grade safety mechanisms are <text:span text:style-name="Strong_20_Emphasis">out of scope</text:span>.</text:p>
      <text:p text:style-name="Horizontal_20_Line"/>
      <text:h text:style-name="Heading_20_2" text:outline-level="2">2. Problem Understanding</text:h>
      <text:p text:style-name="Text_20_body">Modern two-wheeler increasingly rely on <text:span text:style-name="Strong_20_Emphasis">digital clusters</text:span> to display vehicle status and rider information. Key challenges addressed in this PoC include:</text:p>
      <text:list xml:id="list297640958" text:style-name="L2">
        <text:list-item>
          <text:p text:style-name="P2">Acquiring <text:span text:style-name="Strong_20_Emphasis">real-time sensor data</text:span> from external hardware</text:p>
        </text:list-item>
        <text:list-item>
          <text:p text:style-name="P2">Processing analog and motion sensor inputs accurately</text:p>
        </text:list-item>
        <text:list-item>
          <text:p text:style-name="P2">Displaying data smoothly on a <text:span text:style-name="Strong_20_Emphasis">Qt/QML-based UI</text:span></text:p>
        </text:list-item>
        <text:list-item>
          <text:p text:style-name="P2">Ensuring compatibility across <text:span text:style-name="Strong_20_Emphasis">desktop and embedded Android platforms</text:span></text:p>
        </text:list-item>
        <text:list-item>
          <text:p text:style-name="P2">Avoiding false or unstable readings due to sensor noise</text:p>
        </text:list-item>
      </text:list>
      <text:p text:style-name="Horizontal_20_Line"/>
      <text:h text:style-name="Heading_20_2" text:outline-level="2">3. Hardware &amp; Platform Used</text:h>
      <text:h text:style-name="Heading_20_3" text:outline-level="3">3.1 Sensor &amp; Controller Unit</text:h>
      <text:list xml:id="list2828485283" text:style-name="L3">
        <text:list-item>
          <text:p text:style-name="P3"><text:span text:style-name="Strong_20_Emphasis">ESP32 DevKit V1</text:span></text:p>
        </text:list-item>
        <text:list-item>
          <text:p text:style-name="P3"><text:span text:style-name="Strong_20_Emphasis">Potentiometer</text:span></text:p>
          <text:list>
            <text:list-item>
              <text:p text:style-name="P3">Used to simulate accelerator / throttle input</text:p>
            </text:list-item>
            <text:list-item>
              <text:p text:style-name="P3">Converted into vehicle speed</text:p>
            </text:list-item>
          </text:list>
        </text:list-item>
        <text:list-item>
          <text:p text:style-name="P3"><text:span text:style-name="Strong_20_Emphasis">MPU6050 Motion Sensor</text:span></text:p>
          <text:list>
            <text:list-item>
              <text:p text:style-name="P3"><text:soft-page-break/>Accelerometer data used</text:p>
            </text:list-item>
            <text:list-item>
              <text:p text:style-name="P3">Provides temperature and motion-related information</text:p>
            </text:list-item>
          </text:list>
        </text:list-item>
        <text:list-item>
          <text:p text:style-name="P3">Communication:</text:p>
          <text:list>
            <text:list-item>
              <text:p text:style-name="P3">USB Serial / Wi-Fi (PoC evaluation)</text:p>
            </text:list-item>
          </text:list>
        </text:list-item>
      </text:list>
      <text:p text:style-name="Text_20_body"><text:span text:style-name="Strong_20_Emphasis">Reason for selection:</text:span></text:p>
      <text:list xml:id="list2375341813" text:style-name="L4">
        <text:list-item>
          <text:p text:style-name="P4">ESP32 provides integrated ADC, Wi-Fi, and sufficient processing capability</text:p>
        </text:list-item>
        <text:list-item>
          <text:p text:style-name="P4">MPU6050 is widely used, stable, and suitable for automotive PoCs</text:p>
        </text:list-item>
        <text:list-item>
          <text:p text:style-name="P4">Potentiometer enables controlled speed simulation</text:p>
        </text:list-item>
      </text:list>
      <text:p text:style-name="Horizontal_20_Line"/>
      <text:h text:style-name="Heading_20_3" text:outline-level="3">3.2 Display Platform</text:h>
      <text:list xml:id="list2271055906" text:style-name="L5">
        <text:list-item>
          <text:p text:style-name="P5"><text:span text:style-name="Strong_20_Emphasis">Qt 5.15 (Qt Quick / QML)</text:span></text:p>
        </text:list-item>
        <text:list-item>
          <text:p text:style-name="P5">Platforms tested:</text:p>
          <text:list>
            <text:list-item>
              <text:p text:style-name="P5">Linux Desktop (Ubuntu)</text:p>
            </text:list-item>
            <text:list-item>
              <text:p text:style-name="P5">Embedded Android OS board (AOSP-based)</text:p>
            </text:list-item>
          </text:list>
        </text:list-item>
      </text:list>
      <text:p text:style-name="Horizontal_20_Line"/>
      <text:h text:style-name="Heading_20_2" text:outline-level="2">4. High-Level Architecture</text:h>
      <text:list xml:id="list522124428" text:style-name="L6">
        <text:list-item>
          <text:p text:style-name="P6">ESP32 reads sensor values:</text:p>
          <text:list>
            <text:list-item>
              <text:p text:style-name="P6">Throttle position (potentiometer)</text:p>
            </text:list-item>
            <text:list-item>
              <text:p text:style-name="P6">Temperature and motion data (MPU6050)</text:p>
            </text:list-item>
          </text:list>
        </text:list-item>
        <text:list-item>
          <text:p text:style-name="P6">Sensor data is processed and formatted</text:p>
        </text:list-item>
        <text:list-item>
          <text:p text:style-name="P6">Data is transmitted to the application layer</text:p>
        </text:list-item>
        <text:list-item>
          <text:p text:style-name="P6">Qt/QML HMI visualizes:</text:p>
          <text:list>
            <text:list-item>
              <text:p text:style-name="P6">Speedometer</text:p>
            </text:list-item>
            <text:list-item>
              <text:p text:style-name="P6">Temperature indicator</text:p>
            </text:list-item>
            <text:list-item>
              <text:p text:style-name="P6">Battery level (derived from speed)</text:p>
            </text:list-item>
            <text:list-item>
              <text:p text:style-name="P6">Connectivity status</text:p>
            </text:list-item>
          </text:list>
        </text:list-item>
      </text:list>
      <text:p text:style-name="Horizontal_20_Line"/>
      <text:h text:style-name="Heading_20_2" text:outline-level="2">5. Core Functional Logic</text:h>
      <text:h text:style-name="Heading_20_3" text:outline-level="3">5.1 Speed Calculation</text:h>
      <text:list xml:id="list3685368925" text:style-name="L7">
        <text:list-item>
          <text:p text:style-name="P7">Potentiometer ADC value (0–4095) mapped to speed range:</text:p>
          <text:list>
            <text:list-item>
              <text:p text:style-name="P7"><text:soft-page-break/>0–120 km/h</text:p>
            </text:list-item>
          </text:list>
        </text:list-item>
        <text:list-item>
          <text:p text:style-name="P7">Provides smooth and continuous speed variation</text:p>
        </text:list-item>
        <text:list-item>
          <text:p text:style-name="P7">Mimics real two-wheeler accelerator behavior</text:p>
        </text:list-item>
      </text:list>
      <text:p text:style-name="Horizontal_20_Line"/>
      <text:h text:style-name="Heading_20_3" text:outline-level="3">5.2 Temperature Monitoring</text:h>
      <text:list xml:id="list1553275639" text:style-name="L8">
        <text:list-item>
          <text:p text:style-name="P8">Temperature data obtained from MPU6050 sensor</text:p>
        </text:list-item>
        <text:list-item>
          <text:p text:style-name="P8">Displayed in real-time on the cluster UI</text:p>
        </text:list-item>
        <text:list-item>
          <text:p text:style-name="P8">Used for monitoring engine/environment conditions (PoC simulation)</text:p>
        </text:list-item>
      </text:list>
      <text:p text:style-name="Horizontal_20_Line"/>
      <text:h text:style-name="Heading_20_3" text:outline-level="3">5.3 Battery Level Simulation</text:h>
      <text:list xml:id="list377106265" text:style-name="L9">
        <text:list-item>
          <text:p text:style-name="P9">Battery percentage calculated based on speed:</text:p>
          <text:list>
            <text:list-item>
              <text:p text:style-name="P9">Higher speed → faster battery drain</text:p>
            </text:list-item>
          </text:list>
        </text:list-item>
        <text:list-item>
          <text:p text:style-name="P9">Demonstrates realistic EV-style battery behavior</text:p>
        </text:list-item>
        <text:list-item>
          <text:p text:style-name="P9">Battery updates dynamically with speed changes</text:p>
        </text:list-item>
      </text:list>
      <text:p text:style-name="Horizontal_20_Line"/>
      <text:h text:style-name="Heading_20_3" text:outline-level="3">5.4 Sensor Stability Handling</text:h>
      <text:p text:style-name="Text_20_body">Observed challenges:</text:p>
      <text:list xml:id="list3891323795" text:style-name="L10">
        <text:list-item>
          <text:p text:style-name="P10">Minor fluctuations in sensor values</text:p>
        </text:list-item>
        <text:list-item>
          <text:p text:style-name="P10">ADC noise from potentiometer</text:p>
        </text:list-item>
      </text:list>
      <text:p text:style-name="Text_20_body">Mitigation:</text:p>
      <text:list xml:id="list2172931325" text:style-name="L11">
        <text:list-item>
          <text:p text:style-name="P11">Value smoothing</text:p>
        </text:list-item>
        <text:list-item>
          <text:p text:style-name="P11">Threshold-based updates</text:p>
        </text:list-item>
        <text:list-item>
          <text:p text:style-name="P11">Periodic sampling instead of continuous redraw</text:p>
        </text:list-item>
      </text:list>
      <text:p text:style-name="Horizontal_20_Line"/>
      <text:h text:style-name="Heading_20_2" text:outline-level="2">6. UI / HMI Design</text:h>
      <text:list xml:id="list3340525022" text:style-name="L12">
        <text:list-item>
          <text:p text:style-name="P12">Developed using <text:span text:style-name="Strong_20_Emphasis">Qt Quick and QML</text:span></text:p>
        </text:list-item>
        <text:list-item>
          <text:p text:style-name="P12">Optimized for:</text:p>
          <text:list>
            <text:list-item>
              <text:p text:style-name="P12">Automotive landscape display</text:p>
            </text:list-item>
            <text:list-item>
              <text:p text:style-name="P12">Clear readability</text:p>
            </text:list-item>
            <text:list-item>
              <text:p text:style-name="P12">Minimal distraction</text:p>
            </text:list-item>
          </text:list>
        </text:list-item>
        <text:list-item>
          <text:p text:style-name="P12">Components:</text:p>
          <text:list>
            <text:list-item>
              <text:p text:style-name="P12"><text:soft-page-break/>Circular speedometer</text:p>
            </text:list-item>
            <text:list-item>
              <text:p text:style-name="P12">Digital temperature readout</text:p>
            </text:list-item>
            <text:list-item>
              <text:p text:style-name="P12">Battery indicator</text:p>
            </text:list-item>
            <text:list-item>
              <text:p text:style-name="P12">Status icons (Wi-Fi / connectivity)</text:p>
            </text:list-item>
          </text:list>
        </text:list-item>
      </text:list>
      <text:p text:style-name="Horizontal_20_Line"/>
      <text:h text:style-name="Heading_20_2" text:outline-level="2">7. Data Communication Approach</text:h>
      <text:h text:style-name="Heading_20_3" text:outline-level="3">7.1 Firebase-Based Data Sync (Attempted)</text:h>
      <text:list xml:id="list1221945288" text:style-name="L13">
        <text:list-item>
          <text:p text:style-name="P13">Firebase used for real-time cloud data synchronization</text:p>
        </text:list-item>
        <text:list-item>
          <text:p text:style-name="P13">Desktop testing successful</text:p>
        </text:list-item>
      </text:list>
      <text:p text:style-name="Text_20_body"><text:span text:style-name="Strong_20_Emphasis">Limitation observed:</text:span></text:p>
      <text:list xml:id="list1782928490" text:style-name="L14">
        <text:list-item>
          <text:p text:style-name="P14">On the <text:span text:style-name="Strong_20_Emphasis">embedded Android OS board</text:span>, Firebase real-time listeners did not update sensor values</text:p>
        </text:list-item>
        <text:list-item>
          <text:p text:style-name="P14">Speed and temperature remained at default values (0)</text:p>
        </text:list-item>
      </text:list>
      <text:p text:style-name="Text_20_body"><text:span text:style-name="Strong_20_Emphasis">Reason identified:</text:span></text:p>
      <text:list xml:id="list195961369" text:style-name="L15">
        <text:list-item>
          <text:p text:style-name="P15">AOSP-based embedded Android lacks full Google Play Services support</text:p>
        </text:list-item>
        <text:list-item>
          <text:p text:style-name="P15">Firebase is optimized for mobile Android devices, not embedded platforms</text:p>
        </text:list-item>
      </text:list>
      <text:p text:style-name="Horizontal_20_Line"/>
      <text:h text:style-name="Heading_20_3" text:outline-level="3">7.2 Local Communication (Preferred for PoC)</text:h>
      <text:list xml:id="list1464679891" text:style-name="L16">
        <text:list-item>
          <text:p text:style-name="P16">USB Serial / local Wi-Fi communication</text:p>
        </text:list-item>
        <text:list-item>
          <text:p text:style-name="P16">Ensures deterministic real-time updates</text:p>
        </text:list-item>
        <text:list-item>
          <text:p text:style-name="P16">Suitable for embedded and automotive use cases</text:p>
        </text:list-item>
      </text:list>
      <text:p text:style-name="Horizontal_20_Line"/>
      <text:h text:style-name="Heading_20_2" text:outline-level="2">8. Validation &amp; Results</text:h>
      <text:h text:style-name="Heading_20_3" text:outline-level="3">8.1 Normal Operation</text:h>
      <text:list xml:id="list1558219575" text:style-name="L17">
        <text:list-item>
          <text:p text:style-name="P17">Potentiometer adjusted gradually</text:p>
        </text:list-item>
        <text:list-item>
          <text:p text:style-name="P17">Speed updates smoothly on UI</text:p>
        </text:list-item>
        <text:list-item>
          <text:p text:style-name="P17">Temperature displayed correctly</text:p>
        </text:list-item>
        <text:list-item>
          <text:p text:style-name="P17">Battery drains proportionally to speed</text:p>
        </text:list-item>
      </text:list>
      <text:h text:style-name="Heading_20_3" text:outline-level="3">8.2 Dynamic Testing</text:h>
      <text:list xml:id="list2400722968" text:style-name="L18">
        <text:list-item>
          <text:p text:style-name="P18">Rapid throttle changes</text:p>
        </text:list-item>
        <text:list-item>
          <text:p text:style-name="P18"><text:soft-page-break/>UI remains responsive</text:p>
        </text:list-item>
        <text:list-item>
          <text:p text:style-name="P18">No crashes or freezes observed</text:p>
        </text:list-item>
        <text:list-item>
          <text:p text:style-name="P18">Data consistency maintained</text:p>
        </text:list-item>
      </text:list>
      <text:p text:style-name="Horizontal_20_Line"/>
      <text:h text:style-name="Heading_20_2" text:outline-level="2">9. Challenges Faced &amp; Resolutions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94321553776640">
            <table:table-cell table:style-name="Table1.A1" office:value-type="string">
              <text:p text:style-name="Table_20_Heading">Challenge</text:p>
            </table:table-cell>
            <table:table-cell table:style-name="Table1.A1" office:value-type="string">
              <text:p text:style-name="Table_20_Heading">Resolution</text:p>
            </table:table-cell>
          </table:table-row>
        </table:table-header-rows>
        <table:table-row table:style-name="TableLine94321553776640">
          <table:table-cell table:style-name="Table1.A1" office:value-type="string">
            <text:p text:style-name="Table_20_Contents">Sensor noise</text:p>
          </table:table-cell>
          <table:table-cell table:style-name="Table1.A1" office:value-type="string">
            <text:p text:style-name="Table_20_Contents">Threshold filtering &amp; mapping</text:p>
          </table:table-cell>
        </table:table-row>
        <table:table-row table:style-name="TableLine94321553776640">
          <table:table-cell table:style-name="Table1.A1" office:value-type="string">
            <text:p text:style-name="Table_20_Contents">Firebase real-time issues</text:p>
          </table:table-cell>
          <table:table-cell table:style-name="Table1.A1" office:value-type="string">
            <text:p text:style-name="Table_20_Contents">Platform limitation identified</text:p>
          </table:table-cell>
        </table:table-row>
        <table:table-row table:style-name="TableLine94321553776640">
          <table:table-cell table:style-name="Table1.A1" office:value-type="string">
            <text:p text:style-name="Table_20_Contents">Embedded Android constraints</text:p>
          </table:table-cell>
          <table:table-cell table:style-name="Table1.A1" office:value-type="string">
            <text:p text:style-name="Table_20_Contents">Shifted to local communication</text:p>
          </table:table-cell>
        </table:table-row>
        <table:table-row table:style-name="TableLine94321553776640">
          <table:table-cell table:style-name="Table1.A1" office:value-type="string">
            <text:p text:style-name="Table_20_Contents">Qt + hardware integration</text:p>
          </table:table-cell>
          <table:table-cell table:style-name="Table1.A1" office:value-type="string">
            <text:p text:style-name="Table_20_Contents">Modular C++ backend with QML binding</text:p>
          </table:table-cell>
        </table:table-row>
        <table:table-row table:style-name="TableLine94321553776640">
          <table:table-cell table:style-name="Table1.A1" office:value-type="string">
            <text:p text:style-name="Table_20_Contents">Cross-platform differences</text:p>
          </table:table-cell>
          <table:table-cell table:style-name="Table1.A1" office:value-type="string">
            <text:p text:style-name="Table_20_Contents">Separate desktop &amp; embedded validation</text:p>
          </table:table-cell>
        </table:table-row>
      </table:table>
      <text:p text:style-name="Horizontal_20_Line"/>
      <text:h text:style-name="Heading_20_2" text:outline-level="2">10. Final Outcome</text:h>
      <text:list xml:id="list1192593395" text:style-name="L19">
        <text:list-item>
          <text:p text:style-name="P19">Successfully demonstrated a <text:span text:style-name="Strong_20_Emphasis">two-wheeler digital cluster PoC</text:span></text:p>
        </text:list-item>
        <text:list-item>
          <text:p text:style-name="P19">Real-time speed, temperature, and battery simulation achieved</text:p>
        </text:list-item>
        <text:list-item>
          <text:p text:style-name="P19">ESP32 sensor integration validated</text:p>
        </text:list-item>
        <text:list-item>
          <text:p text:style-name="P19">Qt/QML HMI proven suitable for automotive displays</text:p>
        </text:list-item>
        <text:list-item>
          <text:p text:style-name="P19">Platform limitations clearly identified and documented</text:p>
        </text:list-item>
      </text:list>
      <text:p text:style-name="Horizontal_20_Line"/>
      <text:h text:style-name="Heading_20_2" text:outline-level="2">11. Future Enhancements</text:h>
      <text:list xml:id="list4080178611" text:style-name="L20">
        <text:list-item>
          <text:p text:style-name="P20">CAN bus integration</text:p>
        </text:list-item>
        <text:list-item>
          <text:p text:style-name="P20">GPS-based speed validation</text:p>
        </text:list-item>
        <text:list-item>
          <text:p text:style-name="P20">Real battery BMS data</text:p>
        </text:list-item>
        <text:list-item>
          <text:p text:style-name="P20">Bluetooth-based sensor communication</text:p>
        </text:list-item>
        <text:list-item>
          <text:p text:style-name="P20">Production-grade power optimization</text:p>
        </text:list-item>
        <text:list-item>
          <text:p text:style-name="P20">Secure cloud data sync via gateway</text:p>
        </text:list-item>
      </text:list>
      <text:p text:style-name="Horizontal_20_Line"/>
      <text:h text:style-name="Heading_20_2" text:outline-level="2">12. Conclusion</text:h>
      <text:p text:style-name="Text_20_body">This PoC demonstrates a <text:span text:style-name="Strong_20_Emphasis">practical and scalable approach</text:span> to building a two-wheeler digital instrument cluster using <text:span text:style-name="Strong_20_Emphasis">ESP32 hardware and Qt/QML-based HMI</text:span>.<text:line-break/>The project highlights both <text:span text:style-name="Strong_20_Emphasis">hardware integration capability</text:span> and <text:span text:style-name="Strong_20_Emphasis">embedded software understanding</text:span>, while clearly identifying real-world platform constraints.</text:p>
      <text:p text:style-name="Horizontal_20_Line"><text:soft-page-break/></text:p>
      <text:p text:style-name="Text_20_body"><text:span text:style-name="Strong_20_Emphasis">End of Document</text:span></text:p>
      <text:p text:style-name="Text_20_body">If you want, next I can:</text:p>
      <text:list xml:id="list3595263451" text:style-name="L21">
        <text:list-item>
          <text:p text:style-name="P21">Shorten this to <text:span text:style-name="Strong_20_Emphasis">1-page manager version</text:span></text:p>
        </text:list-item>
        <text:list-item>
          <text:p text:style-name="P21">Convert it to <text:span text:style-name="Strong_20_Emphasis">PPT demo explanation</text:span></text:p>
        </text:list-item>
        <text:list-item>
          <text:p text:style-name="P21">Add <text:span text:style-name="Strong_20_Emphasis">flow diagram explanation in word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12T15:07:10.674745568</meta:creation-date>
    <dc:date>2026-01-13T17:44:08.578577943</dc:date>
    <meta:editing-duration>P1DT2H26M46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6" meta:paragraph-count="139" meta:word-count="810" meta:character-count="5368" meta:non-whitespace-character-count="4789"/>
  </office:meta>
</office:document-meta>
</file>